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2035in"/>
    </style:style>
    <style:style style:name="co9" style:family="table-column">
      <style:table-column-properties fo:break-before="auto" style:column-width="0.4071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1602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207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stamp (abs)</text:p>
          </table:table-cell>
          <table:table-cell office:value-type="string" calcext:value-type="string">
            <text:p>sample rate (Hz)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K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2" calcext:value-type="float">
            <text:p>29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5" calcext:value-type="float">
            <text:p>29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5" calcext:value-type="float">
            <text:p>29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8" calcext:value-type="float">
            <text:p>29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1" calcext:value-type="float">
            <text:p>29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3" calcext:value-type="float">
            <text:p>29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6" calcext:value-type="float">
            <text:p>29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4" calcext:value-type="float">
            <text:p>30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3" calcext:value-type="float">
            <text:p>30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8" calcext:value-type="float">
            <text:p>30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3" calcext:value-type="float">
            <text:p>30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1" calcext:value-type="float">
            <text:p>30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4" calcext:value-type="float">
            <text:p>30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9" calcext:value-type="float">
            <text:p>30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5" calcext:value-type="float">
            <text:p>30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3" calcext:value-type="float">
            <text:p>30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8" calcext:value-type="float">
            <text:p>30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4" calcext:value-type="float">
            <text:p>31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4" calcext:value-type="float">
            <text:p>31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2" calcext:value-type="float">
            <text:p>31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3" calcext:value-type="float">
            <text:p>31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1" calcext:value-type="float">
            <text:p>31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4" calcext:value-type="float">
            <text:p>31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6" calcext:value-type="float">
            <text:p>31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9" calcext:value-type="float">
            <text:p>31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9" calcext:value-type="float">
            <text:p>31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2" calcext:value-type="float">
            <text:p>31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7" calcext:value-type="float">
            <text:p>31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8" calcext:value-type="float">
            <text:p>31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3" calcext:value-type="float">
            <text:p>31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6" calcext:value-type="float">
            <text:p>31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1" calcext:value-type="float">
            <text:p>32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4" calcext:value-type="float">
            <text:p>32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2" calcext:value-type="float">
            <text:p>32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7" calcext:value-type="float">
            <text:p>32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2" calcext:value-type="float">
            <text:p>32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7" calcext:value-type="float">
            <text:p>32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6" calcext:value-type="float">
            <text:p>325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4" calcext:value-type="float">
            <text:p>32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9" calcext:value-type="float">
            <text:p>32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2" calcext:value-type="float">
            <text:p>32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4" calcext:value-type="float">
            <text:p>32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7" calcext:value-type="float">
            <text:p>32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2" calcext:value-type="float">
            <text:p>328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5" calcext:value-type="float">
            <text:p>32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3" calcext:value-type="float">
            <text:p>32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6" calcext:value-type="float">
            <text:p>32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4" calcext:value-type="float">
            <text:p>3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2" calcext:value-type="float">
            <text:p>33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5" calcext:value-type="float">
            <text:p>33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7" calcext:value-type="float">
            <text:p>33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2" calcext:value-type="float">
            <text:p>33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2" calcext:value-type="float">
            <text:p>536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4" calcext:value-type="float">
            <text:p>53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7" calcext:value-type="float">
            <text:p>53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9" calcext:value-type="float">
            <text:p>53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2" calcext:value-type="float">
            <text:p>53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5" calcext:value-type="float">
            <text:p>53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7" calcext:value-type="float">
            <text:p>53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0" calcext:value-type="float">
            <text:p>53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3" calcext:value-type="float">
            <text:p>53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5" calcext:value-type="float">
            <text:p>53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8" calcext:value-type="float">
            <text:p>53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0" calcext:value-type="float">
            <text:p>53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3" calcext:value-type="float">
            <text:p>53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6" calcext:value-type="float">
            <text:p>53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8" calcext:value-type="float">
            <text:p>53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4" calcext:value-type="float">
            <text:p>54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6" calcext:value-type="float">
            <text:p>54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9" calcext:value-type="float">
            <text:p>54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2" calcext:value-type="float">
            <text:p>54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4" calcext:value-type="float">
            <text:p>54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7" calcext:value-type="float">
            <text:p>54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9" calcext:value-type="float">
            <text:p>54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2" calcext:value-type="float">
            <text:p>54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5" calcext:value-type="float">
            <text:p>54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7" calcext:value-type="float">
            <text:p>54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0" calcext:value-type="float">
            <text:p>543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3" calcext:value-type="float">
            <text:p>54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5" calcext:value-type="float">
            <text:p>54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8" calcext:value-type="float">
            <text:p>5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0" calcext:value-type="float">
            <text:p>54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3" calcext:value-type="float">
            <text:p>54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6" calcext:value-type="float">
            <text:p>54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9" calcext:value-type="float">
            <text:p>54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1" calcext:value-type="float">
            <text:p>54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4" calcext:value-type="float">
            <text:p>54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6" calcext:value-type="float">
            <text:p>54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9" calcext:value-type="float">
            <text:p>54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2" calcext:value-type="float">
            <text:p>54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4" calcext:value-type="float">
            <text:p>54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7" calcext:value-type="float">
            <text:p>54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0" calcext:value-type="float">
            <text:p>54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2" calcext:value-type="float">
            <text:p>54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5" calcext:value-type="float">
            <text:p>54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7" calcext:value-type="float">
            <text:p>54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3" calcext:value-type="float">
            <text:p>54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5" calcext:value-type="float">
            <text:p>54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1" calcext:value-type="float">
            <text:p>54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3" calcext:value-type="float">
            <text:p>54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6" calcext:value-type="float">
            <text:p>5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8" calcext:value-type="float">
            <text:p>54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3" calcext:value-type="float">
            <text:p>55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6" calcext:value-type="float">
            <text:p>55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9" calcext:value-type="float">
            <text:p>55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2" calcext:value-type="float">
            <text:p>55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4" calcext:value-type="float">
            <text:p>55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7" calcext:value-type="float">
            <text:p>55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9" calcext:value-type="float">
            <text:p>55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2" calcext:value-type="float">
            <text:p>55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5" calcext:value-type="float">
            <text:p>55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7" calcext:value-type="float">
            <text:p>55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0" calcext:value-type="float">
            <text:p>553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3" calcext:value-type="float">
            <text:p>55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5" calcext:value-type="float">
            <text:p>55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8" calcext:value-type="float">
            <text:p>55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0" calcext:value-type="float">
            <text:p>55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3" calcext:value-type="float">
            <text:p>55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6" calcext:value-type="float">
            <text:p>5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8" calcext:value-type="float">
            <text:p>55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1" calcext:value-type="float">
            <text:p>55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4" calcext:value-type="float">
            <text:p>55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6" calcext:value-type="float">
            <text:p>55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9" calcext:value-type="float">
            <text:p>55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1" calcext:value-type="float">
            <text:p>55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4" calcext:value-type="float">
            <text:p>55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7" calcext:value-type="float">
            <text:p>55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9" calcext:value-type="float">
            <text:p>55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2" calcext:value-type="float">
            <text:p>55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5" calcext:value-type="float">
            <text:p>55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7" calcext:value-type="float">
            <text:p>55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0" calcext:value-type="float">
            <text:p>55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3" calcext:value-type="float">
            <text:p>55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5" calcext:value-type="float">
            <text:p>55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8" calcext:value-type="float">
            <text:p>55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0" calcext:value-type="float">
            <text:p>55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3" calcext:value-type="float">
            <text:p>55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6" calcext:value-type="float">
            <text:p>55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8" calcext:value-type="float">
            <text:p>55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3" calcext:value-type="float">
            <text:p>56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6" calcext:value-type="float">
            <text:p>56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9" calcext:value-type="float">
            <text:p>56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1" calcext:value-type="float">
            <text:p>56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4" calcext:value-type="float">
            <text:p>56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7" calcext:value-type="float">
            <text:p>56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9" calcext:value-type="float">
            <text:p>56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2" calcext:value-type="float">
            <text:p>56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5" calcext:value-type="float">
            <text:p>56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7" calcext:value-type="float">
            <text:p>56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2" calcext:value-type="float">
            <text:p>56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5" calcext:value-type="float">
            <text:p>56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8" calcext:value-type="float">
            <text:p>56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0" calcext:value-type="float">
            <text:p>56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3" calcext:value-type="float">
            <text:p>56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6" calcext:value-type="float">
            <text:p>56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8" calcext:value-type="float">
            <text:p>56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1" calcext:value-type="float">
            <text:p>56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3" calcext:value-type="float">
            <text:p>56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6" calcext:value-type="float">
            <text:p>56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1" calcext:value-type="float">
            <text:p>56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4" calcext:value-type="float">
            <text:p>56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7" calcext:value-type="float">
            <text:p>56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9" calcext:value-type="float">
            <text:p>56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2" calcext:value-type="float">
            <text:p>56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4" calcext:value-type="float">
            <text:p>56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7" calcext:value-type="float">
            <text:p>56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0" calcext:value-type="float">
            <text:p>56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3" calcext:value-type="float">
            <text:p>56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5" calcext:value-type="float">
            <text:p>56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8" calcext:value-type="float">
            <text:p>56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0" calcext:value-type="float">
            <text:p>56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3" calcext:value-type="float">
            <text:p>56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6" calcext:value-type="float">
            <text:p>56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8" calcext:value-type="float">
            <text:p>56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4" calcext:value-type="float">
            <text:p>57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6" calcext:value-type="float">
            <text:p>57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9" calcext:value-type="float">
            <text:p>57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1" calcext:value-type="float">
            <text:p>57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4" calcext:value-type="float">
            <text:p>57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7" calcext:value-type="float">
            <text:p>57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9" calcext:value-type="float">
            <text:p>57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2" calcext:value-type="float">
            <text:p>57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7" calcext:value-type="float">
            <text:p>57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9" calcext:value-type="float">
            <text:p>57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2" calcext:value-type="float">
            <text:p>57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4" calcext:value-type="float">
            <text:p>57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7" calcext:value-type="float">
            <text:p>573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0" calcext:value-type="float">
            <text:p>57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2" calcext:value-type="float">
            <text:p>57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5" calcext:value-type="float">
            <text:p>57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99" calcext:value-type="float">
            <text:p>619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2" calcext:value-type="float">
            <text:p>62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4" calcext:value-type="float">
            <text:p>62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7" calcext:value-type="float">
            <text:p>62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9" calcext:value-type="float">
            <text:p>62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2" calcext:value-type="float">
            <text:p>62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5" calcext:value-type="float">
            <text:p>62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7" calcext:value-type="float">
            <text:p>62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0" calcext:value-type="float">
            <text:p>62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3" calcext:value-type="float">
            <text:p>62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5" calcext:value-type="float">
            <text:p>62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8" calcext:value-type="float">
            <text:p>62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1" calcext:value-type="float">
            <text:p>62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3" calcext:value-type="float">
            <text:p>62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6" calcext:value-type="float">
            <text:p>62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8" calcext:value-type="float">
            <text:p>62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1" calcext:value-type="float">
            <text:p>62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4" calcext:value-type="float">
            <text:p>62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6" calcext:value-type="float">
            <text:p>62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9" calcext:value-type="float">
            <text:p>62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2" calcext:value-type="float">
            <text:p>62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4" calcext:value-type="float">
            <text:p>62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7" calcext:value-type="float">
            <text:p>62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0" calcext:value-type="float">
            <text:p>62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2" calcext:value-type="float">
            <text:p>62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5" calcext:value-type="float">
            <text:p>626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8" calcext:value-type="float">
            <text:p>62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0" calcext:value-type="float">
            <text:p>62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3" calcext:value-type="float">
            <text:p>62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5" calcext:value-type="float">
            <text:p>62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8" calcext:value-type="float">
            <text:p>62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1" calcext:value-type="float">
            <text:p>62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4" calcext:value-type="float">
            <text:p>628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6" calcext:value-type="float">
            <text:p>62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9" calcext:value-type="float">
            <text:p>62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1" calcext:value-type="float">
            <text:p>62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4" calcext:value-type="float">
            <text:p>62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7" calcext:value-type="float">
            <text:p>629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9" calcext:value-type="float">
            <text:p>62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2" calcext:value-type="float">
            <text:p>63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7" calcext:value-type="float">
            <text:p>63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2" calcext:value-type="float">
            <text:p>631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5" calcext:value-type="float">
            <text:p>6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7" calcext:value-type="float">
            <text:p>63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0" calcext:value-type="float">
            <text:p>63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3" calcext:value-type="float">
            <text:p>63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5" calcext:value-type="float">
            <text:p>63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8" calcext:value-type="float">
            <text:p>63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1" calcext:value-type="float">
            <text:p>63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3" calcext:value-type="float">
            <text:p>63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6" calcext:value-type="float">
            <text:p>63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9" calcext:value-type="float">
            <text:p>63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1" calcext:value-type="float">
            <text:p>63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4" calcext:value-type="float">
            <text:p>63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6" calcext:value-type="float">
            <text:p>63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9" calcext:value-type="float">
            <text:p>63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2" calcext:value-type="float">
            <text:p>63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4" calcext:value-type="float">
            <text:p>63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7" calcext:value-type="float">
            <text:p>63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0" calcext:value-type="float">
            <text:p>63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2" calcext:value-type="float">
            <text:p>63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5" calcext:value-type="float">
            <text:p>63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7" calcext:value-type="float">
            <text:p>63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0" calcext:value-type="float">
            <text:p>63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3" calcext:value-type="float">
            <text:p>63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5" calcext:value-type="float">
            <text:p>63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8" calcext:value-type="float">
            <text:p>63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1" calcext:value-type="float">
            <text:p>63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" calcext:value-type="float">
            <text:p>63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6" calcext:value-type="float">
            <text:p>63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8" calcext:value-type="float">
            <text:p>63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1" calcext:value-type="float">
            <text:p>63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4" calcext:value-type="float">
            <text:p>63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7" calcext:value-type="float">
            <text:p>639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9" calcext:value-type="float">
            <text:p>63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2" calcext:value-type="float">
            <text:p>64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4" calcext:value-type="float">
            <text:p>64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7" calcext:value-type="float">
            <text:p>64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0" calcext:value-type="float">
            <text:p>64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2" calcext:value-type="float">
            <text:p>64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5" calcext:value-type="float">
            <text:p>64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8" calcext:value-type="float">
            <text:p>641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0" calcext:value-type="float">
            <text:p>64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3" calcext:value-type="float">
            <text:p>6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5" calcext:value-type="float">
            <text:p>64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8" calcext:value-type="float">
            <text:p>64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1" calcext:value-type="float">
            <text:p>64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3" calcext:value-type="float">
            <text:p>64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6" calcext:value-type="float">
            <text:p>64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9" calcext:value-type="float">
            <text:p>6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1" calcext:value-type="float">
            <text:p>64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4" calcext:value-type="float">
            <text:p>64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6" calcext:value-type="float">
            <text:p>64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9" calcext:value-type="float">
            <text:p>64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2" calcext:value-type="float">
            <text:p>64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5" calcext:value-type="float">
            <text:p>645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7" calcext:value-type="float">
            <text:p>64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0" calcext:value-type="float">
            <text:p>646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2" calcext:value-type="float">
            <text:p>64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5" calcext:value-type="float">
            <text:p>6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7" calcext:value-type="float">
            <text:p>64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0" calcext:value-type="float">
            <text:p>64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3" calcext:value-type="float">
            <text:p>64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8" calcext:value-type="float">
            <text:p>64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1" calcext:value-type="float">
            <text:p>64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3" calcext:value-type="float">
            <text:p>64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6" calcext:value-type="float">
            <text:p>6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8" calcext:value-type="float">
            <text:p>64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1" calcext:value-type="float">
            <text:p>64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4" calcext:value-type="float">
            <text:p>64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6" calcext:value-type="float">
            <text:p>6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9" calcext:value-type="float">
            <text:p>64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2" calcext:value-type="float">
            <text:p>65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4" calcext:value-type="float">
            <text:p>65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7" calcext:value-type="float">
            <text:p>65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0" calcext:value-type="float">
            <text:p>65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2" calcext:value-type="float">
            <text:p>65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5" calcext:value-type="float">
            <text:p>65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7" calcext:value-type="float">
            <text:p>65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0" calcext:value-type="float">
            <text:p>65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3" calcext:value-type="float">
            <text:p>65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5" calcext:value-type="float">
            <text:p>65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8" calcext:value-type="float">
            <text:p>65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1" calcext:value-type="float">
            <text:p>65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3" calcext:value-type="float">
            <text:p>65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6" calcext:value-type="float">
            <text:p>65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9" calcext:value-type="float">
            <text:p>653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1" calcext:value-type="float">
            <text:p>65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4" calcext:value-type="float">
            <text:p>65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7" calcext:value-type="float">
            <text:p>65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9" calcext:value-type="float">
            <text:p>65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2" calcext:value-type="float">
            <text:p>65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4" calcext:value-type="float">
            <text:p>65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7" calcext:value-type="float">
            <text:p>65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0" calcext:value-type="float">
            <text:p>65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4" calcext:value-type="float">
            <text:p>65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7" calcext:value-type="float">
            <text:p>65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0" calcext:value-type="float">
            <text:p>65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2" calcext:value-type="float">
            <text:p>65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5" calcext:value-type="float">
            <text:p>65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7" calcext:value-type="float">
            <text:p>65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0" calcext:value-type="float">
            <text:p>65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2" calcext:value-type="float">
            <text:p>65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1" calcext:value-type="float">
            <text:p>29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1" calcext:value-type="float">
            <text:p>29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4" calcext:value-type="float">
            <text:p>29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1" calcext:value-type="float">
            <text:p>29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5" calcext:value-type="float">
            <text:p>29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8" calcext:value-type="float">
            <text:p>29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1" calcext:value-type="float">
            <text:p>30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4" calcext:value-type="float">
            <text:p>30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9" calcext:value-type="float">
            <text:p>30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2" calcext:value-type="float">
            <text:p>30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2" calcext:value-type="float">
            <text:p>304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4" calcext:value-type="float">
            <text:p>30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5" calcext:value-type="float">
            <text:p>30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3" calcext:value-type="float">
            <text:p>30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8" calcext:value-type="float">
            <text:p>30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9" calcext:value-type="float">
            <text:p>30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9" calcext:value-type="float">
            <text:p>30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2" calcext:value-type="float">
            <text:p>30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8" calcext:value-type="float">
            <text:p>30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5" calcext:value-type="float">
            <text:p>31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9" calcext:value-type="float">
            <text:p>31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9" calcext:value-type="float">
            <text:p>31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1" calcext:value-type="float">
            <text:p>31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2" calcext:value-type="float">
            <text:p>31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4" calcext:value-type="float">
            <text:p>31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5" calcext:value-type="float">
            <text:p>31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3" calcext:value-type="float">
            <text:p>32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5" calcext:value-type="float">
            <text:p>32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1" calcext:value-type="float">
            <text:p>32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3" calcext:value-type="float">
            <text:p>32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4" calcext:value-type="float">
            <text:p>32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8" calcext:value-type="float">
            <text:p>32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7" calcext:value-type="float">
            <text:p>32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2" calcext:value-type="float">
            <text:p>32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2" calcext:value-type="float">
            <text:p>32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8" calcext:value-type="float">
            <text:p>32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1" calcext:value-type="float">
            <text:p>32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6" calcext:value-type="float">
            <text:p>32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8" calcext:value-type="float">
            <text:p>32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2" calcext:value-type="float">
            <text:p>32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2" calcext:value-type="float">
            <text:p>33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7" calcext:value-type="float">
            <text:p>33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6" calcext:value-type="float">
            <text:p>33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3" calcext:value-type="float">
            <text:p>33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3" calcext:value-type="float">
            <text:p>33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9" calcext:value-type="float">
            <text:p>33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4" calcext:value-type="float">
            <text:p>33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51" calcext:value-type="float">
            <text:p>33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6" calcext:value-type="float">
            <text:p>53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8" calcext:value-type="float">
            <text:p>535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0" calcext:value-type="float">
            <text:p>53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1" calcext:value-type="float">
            <text:p>53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3" calcext:value-type="float">
            <text:p>53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5" calcext:value-type="float">
            <text:p>53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8" calcext:value-type="float">
            <text:p>53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1" calcext:value-type="float">
            <text:p>53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3" calcext:value-type="float">
            <text:p>53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6" calcext:value-type="float">
            <text:p>53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8" calcext:value-type="float">
            <text:p>53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1" calcext:value-type="float">
            <text:p>53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4" calcext:value-type="float">
            <text:p>53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7" calcext:value-type="float">
            <text:p>53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9" calcext:value-type="float">
            <text:p>53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2" calcext:value-type="float">
            <text:p>53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4" calcext:value-type="float">
            <text:p>53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7" calcext:value-type="float">
            <text:p>53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2" calcext:value-type="float">
            <text:p>54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5" calcext:value-type="float">
            <text:p>54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8" calcext:value-type="float">
            <text:p>54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0" calcext:value-type="float">
            <text:p>54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3" calcext:value-type="float">
            <text:p>54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5" calcext:value-type="float">
            <text:p>54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8" calcext:value-type="float">
            <text:p>54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1" calcext:value-type="float">
            <text:p>54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3" calcext:value-type="float">
            <text:p>5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4" calcext:value-type="float">
            <text:p>54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6" calcext:value-type="float">
            <text:p>54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9" calcext:value-type="float">
            <text:p>54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1" calcext:value-type="float">
            <text:p>54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4" calcext:value-type="float">
            <text:p>54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7" calcext:value-type="float">
            <text:p>54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9" calcext:value-type="float">
            <text:p>5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2" calcext:value-type="float">
            <text:p>544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4" calcext:value-type="float">
            <text:p>54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7" calcext:value-type="float">
            <text:p>54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8" calcext:value-type="float">
            <text:p>54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0" calcext:value-type="float">
            <text:p>54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2" calcext:value-type="float">
            <text:p>54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5" calcext:value-type="float">
            <text:p>54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8" calcext:value-type="float">
            <text:p>54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3" calcext:value-type="float">
            <text:p>54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5" calcext:value-type="float">
            <text:p>5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6" calcext:value-type="float">
            <text:p>54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8" calcext:value-type="float">
            <text:p>54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9" calcext:value-type="float">
            <text:p>54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1" calcext:value-type="float">
            <text:p>54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3" calcext:value-type="float">
            <text:p>54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6" calcext:value-type="float">
            <text:p>54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9" calcext:value-type="float">
            <text:p>54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4" calcext:value-type="float">
            <text:p>54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6" calcext:value-type="float">
            <text:p>5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0" calcext:value-type="float">
            <text:p>54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2" calcext:value-type="float">
            <text:p>54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4" calcext:value-type="float">
            <text:p>54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7" calcext:value-type="float">
            <text:p>5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2" calcext:value-type="float">
            <text:p>5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5" calcext:value-type="float">
            <text:p>550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7" calcext:value-type="float">
            <text:p>55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8" calcext:value-type="float">
            <text:p>55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0" calcext:value-type="float">
            <text:p>55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3" calcext:value-type="float">
            <text:p>55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5" calcext:value-type="float">
            <text:p>55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6" calcext:value-type="float">
            <text:p>55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8" calcext:value-type="float">
            <text:p>55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1" calcext:value-type="float">
            <text:p>55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3" calcext:value-type="float">
            <text:p>55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4" calcext:value-type="float">
            <text:p>55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" calcext:value-type="float">
            <text:p>552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8" calcext:value-type="float">
            <text:p>55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9" calcext:value-type="float">
            <text:p>55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1" calcext:value-type="float">
            <text:p>55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4" calcext:value-type="float">
            <text:p>55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6" calcext:value-type="float">
            <text:p>55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7" calcext:value-type="float">
            <text:p>55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9" calcext:value-type="float">
            <text:p>55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2" calcext:value-type="float">
            <text:p>55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4" calcext:value-type="float">
            <text:p>55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7" calcext:value-type="float">
            <text:p>55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9" calcext:value-type="float">
            <text:p>55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0" calcext:value-type="float">
            <text:p>55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2" calcext:value-type="float">
            <text:p>55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3" calcext:value-type="float">
            <text:p>55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5" calcext:value-type="float">
            <text:p>55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8" calcext:value-type="float">
            <text:p>55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" calcext:value-type="float">
            <text:p>55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3" calcext:value-type="float">
            <text:p>55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5" calcext:value-type="float">
            <text:p>55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6" calcext:value-type="float">
            <text:p>55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8" calcext:value-type="float">
            <text:p>55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0" calcext:value-type="float">
            <text:p>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1" calcext:value-type="float">
            <text:p>55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3" calcext:value-type="float">
            <text:p>55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6" calcext:value-type="float">
            <text:p>55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9" calcext:value-type="float">
            <text:p>55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1" calcext:value-type="float">
            <text:p>55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" calcext:value-type="float">
            <text:p>55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6" calcext:value-type="float">
            <text:p>55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9" calcext:value-type="float">
            <text:p>55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2" calcext:value-type="float">
            <text:p>55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4" calcext:value-type="float">
            <text:p>55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5" calcext:value-type="float">
            <text:p>55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7" calcext:value-type="float">
            <text:p>55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2" calcext:value-type="float">
            <text:p>56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5" calcext:value-type="float">
            <text:p>56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7" calcext:value-type="float">
            <text:p>56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0" calcext:value-type="float">
            <text:p>56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3" calcext:value-type="float">
            <text:p>56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5" calcext:value-type="float">
            <text:p>56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6" calcext:value-type="float">
            <text:p>56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8" calcext:value-type="float">
            <text:p>56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1" calcext:value-type="float">
            <text:p>56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3" calcext:value-type="float">
            <text:p>56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4" calcext:value-type="float">
            <text:p>56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6" calcext:value-type="float">
            <text:p>562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8" calcext:value-type="float">
            <text:p>56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1" calcext:value-type="float">
            <text:p>56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4" calcext:value-type="float">
            <text:p>56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6" calcext:value-type="float">
            <text:p>56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7" calcext:value-type="float">
            <text:p>56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9" calcext:value-type="float">
            <text:p>56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2" calcext:value-type="float">
            <text:p>56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4" calcext:value-type="float">
            <text:p>56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7" calcext:value-type="float">
            <text:p>56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9" calcext:value-type="float">
            <text:p>56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2" calcext:value-type="float">
            <text:p>56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5" calcext:value-type="float">
            <text:p>56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7" calcext:value-type="float">
            <text:p>56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3" calcext:value-type="float">
            <text:p>56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5" calcext:value-type="float">
            <text:p>56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6" calcext:value-type="float">
            <text:p>56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8" calcext:value-type="float">
            <text:p>56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0" calcext:value-type="float">
            <text:p>56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3" calcext:value-type="float">
            <text:p>56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6" calcext:value-type="float">
            <text:p>56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8" calcext:value-type="float">
            <text:p>56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1" calcext:value-type="float">
            <text:p>56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4" calcext:value-type="float">
            <text:p>56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6" calcext:value-type="float">
            <text:p>56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7" calcext:value-type="float">
            <text:p>56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9" calcext:value-type="float">
            <text:p>56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2" calcext:value-type="float">
            <text:p>56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4" calcext:value-type="float">
            <text:p>56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7" calcext:value-type="float">
            <text:p>56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9" calcext:value-type="float">
            <text:p>56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2" calcext:value-type="float">
            <text:p>57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5" calcext:value-type="float">
            <text:p>57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8" calcext:value-type="float">
            <text:p>57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0" calcext:value-type="float">
            <text:p>57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3" calcext:value-type="float">
            <text:p>57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5" calcext:value-type="float">
            <text:p>57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8" calcext:value-type="float">
            <text:p>57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1" calcext:value-type="float">
            <text:p>57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3" calcext:value-type="float">
            <text:p>57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8" calcext:value-type="float">
            <text:p>57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1" calcext:value-type="float">
            <text:p>57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3" calcext:value-type="float">
            <text:p>57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6" calcext:value-type="float">
            <text:p>573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8" calcext:value-type="float">
            <text:p>573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9" calcext:value-type="float">
            <text:p>57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1" calcext:value-type="float">
            <text:p>57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4" calcext:value-type="float">
            <text:p>57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6" calcext:value-type="float">
            <text:p>57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7" calcext:value-type="float">
            <text:p>5747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3" calcext:value-type="float">
            <text:p>61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5" calcext:value-type="float">
            <text:p>619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7" calcext:value-type="float">
            <text:p>61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8" calcext:value-type="float">
            <text:p>61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3" calcext:value-type="float">
            <text:p>62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6" calcext:value-type="float">
            <text:p>62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8" calcext:value-type="float">
            <text:p>62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1" calcext:value-type="float">
            <text:p>62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3" calcext:value-type="float">
            <text:p>62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6" calcext:value-type="float">
            <text:p>62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9" calcext:value-type="float">
            <text:p>62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1" calcext:value-type="float">
            <text:p>62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4" calcext:value-type="float">
            <text:p>62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7" calcext:value-type="float">
            <text:p>62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9" calcext:value-type="float">
            <text:p>62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2" calcext:value-type="float">
            <text:p>62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4" calcext:value-type="float">
            <text:p>62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7" calcext:value-type="float">
            <text:p>62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0" calcext:value-type="float">
            <text:p>624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3" calcext:value-type="float">
            <text:p>62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5" calcext:value-type="float">
            <text:p>62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8" calcext:value-type="float">
            <text:p>62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3" calcext:value-type="float">
            <text:p>62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6" calcext:value-type="float">
            <text:p>62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8" calcext:value-type="float">
            <text:p>62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1" calcext:value-type="float">
            <text:p>62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4" calcext:value-type="float">
            <text:p>62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6" calcext:value-type="float">
            <text:p>62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7" calcext:value-type="float">
            <text:p>62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9" calcext:value-type="float">
            <text:p>62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2" calcext:value-type="float">
            <text:p>62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4" calcext:value-type="float">
            <text:p>62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7" calcext:value-type="float">
            <text:p>62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9" calcext:value-type="float">
            <text:p>62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2" calcext:value-type="float">
            <text:p>62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5" calcext:value-type="float">
            <text:p>62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7" calcext:value-type="float">
            <text:p>62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8" calcext:value-type="float">
            <text:p>62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0" calcext:value-type="float">
            <text:p>62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3" calcext:value-type="float">
            <text:p>62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5" calcext:value-type="float">
            <text:p>62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6" calcext:value-type="float">
            <text:p>62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8" calcext:value-type="float">
            <text:p>62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3" calcext:value-type="float">
            <text:p>63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8" calcext:value-type="float">
            <text:p>63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1" calcext:value-type="float">
            <text:p>63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4" calcext:value-type="float">
            <text:p>6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6" calcext:value-type="float">
            <text:p>63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9" calcext:value-type="float">
            <text:p>63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1" calcext:value-type="float">
            <text:p>63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4" calcext:value-type="float">
            <text:p>63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7" calcext:value-type="float">
            <text:p>63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9" calcext:value-type="float">
            <text:p>63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2" calcext:value-type="float">
            <text:p>63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5" calcext:value-type="float">
            <text:p>63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7" calcext:value-type="float">
            <text:p>63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8" calcext:value-type="float">
            <text:p>6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0" calcext:value-type="float">
            <text:p>63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2" calcext:value-type="float">
            <text:p>63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5" calcext:value-type="float">
            <text:p>63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8" calcext:value-type="float">
            <text:p>63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1" calcext:value-type="float">
            <text:p>63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3" calcext:value-type="float">
            <text:p>63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6" calcext:value-type="float">
            <text:p>63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8" calcext:value-type="float">
            <text:p>63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9" calcext:value-type="float">
            <text:p>63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1" calcext:value-type="float">
            <text:p>63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3" calcext:value-type="float">
            <text:p>63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4" calcext:value-type="float">
            <text:p>63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6" calcext:value-type="float">
            <text:p>63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9" calcext:value-type="float">
            <text:p>63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2" calcext:value-type="float">
            <text:p>63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4" calcext:value-type="float">
            <text:p>63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7" calcext:value-type="float">
            <text:p>63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9" calcext:value-type="float">
            <text:p>63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2" calcext:value-type="float">
            <text:p>63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5" calcext:value-type="float">
            <text:p>63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7" calcext:value-type="float">
            <text:p>63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0" calcext:value-type="float">
            <text:p>63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3" calcext:value-type="float">
            <text:p>63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5" calcext:value-type="float">
            <text:p>63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6" calcext:value-type="float">
            <text:p>63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8" calcext:value-type="float">
            <text:p>63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3" calcext:value-type="float">
            <text:p>64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6" calcext:value-type="float">
            <text:p>64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8" calcext:value-type="float">
            <text:p>64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1" calcext:value-type="float">
            <text:p>64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4" calcext:value-type="float">
            <text:p>64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6" calcext:value-type="float">
            <text:p>64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7" calcext:value-type="float">
            <text:p>641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9" calcext:value-type="float">
            <text:p>64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2" calcext:value-type="float">
            <text:p>64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4" calcext:value-type="float">
            <text:p>64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7" calcext:value-type="float">
            <text:p>64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9" calcext:value-type="float">
            <text:p>64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0" calcext:value-type="float">
            <text:p>64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2" calcext:value-type="float">
            <text:p>6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5" calcext:value-type="float">
            <text:p>64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7" calcext:value-type="float">
            <text:p>64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8" calcext:value-type="float">
            <text:p>6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0" calcext:value-type="float">
            <text:p>64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3" calcext:value-type="float">
            <text:p>64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5" calcext:value-type="float">
            <text:p>64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8" calcext:value-type="float">
            <text:p>64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0" calcext:value-type="float">
            <text:p>64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1" calcext:value-type="float">
            <text:p>64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3" calcext:value-type="float">
            <text:p>64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4" calcext:value-type="float">
            <text:p>64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6" calcext:value-type="float">
            <text:p>64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8" calcext:value-type="float">
            <text:p>64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9" calcext:value-type="float">
            <text:p>64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1" calcext:value-type="float">
            <text:p>64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4" calcext:value-type="float">
            <text:p>64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6" calcext:value-type="float">
            <text:p>64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9" calcext:value-type="float">
            <text:p>646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1" calcext:value-type="float">
            <text:p>64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2" calcext:value-type="float">
            <text:p>64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4" calcext:value-type="float">
            <text:p>64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7" calcext:value-type="float">
            <text:p>64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9" calcext:value-type="float">
            <text:p>64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2" calcext:value-type="float">
            <text:p>64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5" calcext:value-type="float">
            <text:p>64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7" calcext:value-type="float">
            <text:p>64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0" calcext:value-type="float">
            <text:p>64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2" calcext:value-type="float">
            <text:p>64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5" calcext:value-type="float">
            <text:p>64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7" calcext:value-type="float">
            <text:p>6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8" calcext:value-type="float">
            <text:p>64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3" calcext:value-type="float">
            <text:p>65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6" calcext:value-type="float">
            <text:p>650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8" calcext:value-type="float">
            <text:p>65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1" calcext:value-type="float">
            <text:p>65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3" calcext:value-type="float">
            <text:p>65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6" calcext:value-type="float">
            <text:p>65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9" calcext:value-type="float">
            <text:p>65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2" calcext:value-type="float">
            <text:p>652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4" calcext:value-type="float">
            <text:p>65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7" calcext:value-type="float">
            <text:p>65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9" calcext:value-type="float">
            <text:p>65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2" calcext:value-type="float">
            <text:p>65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5" calcext:value-type="float">
            <text:p>65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7" calcext:value-type="float">
            <text:p>65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0" calcext:value-type="float">
            <text:p>654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3" calcext:value-type="float">
            <text:p>65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5" calcext:value-type="float">
            <text:p>65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6" calcext:value-type="float">
            <text:p>6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8" calcext:value-type="float">
            <text:p>65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1" calcext:value-type="float">
            <text:p>65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3" calcext:value-type="float">
            <text:p>65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6" calcext:value-type="float">
            <text:p>65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8" calcext:value-type="float">
            <text:p>65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1" calcext:value-type="float">
            <text:p>65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6" calcext:value-type="float">
            <text:p>65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8" calcext:value-type="float">
            <text:p>65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9" calcext:value-type="float">
            <text:p>65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1" calcext:value-type="float">
            <text:p>65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3" calcext:value-type="float">
            <text:p>65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6" calcext:value-type="float">
            <text:p>65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9" calcext:value-type="float">
            <text:p>65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1" calcext:value-type="float">
            <text:p>65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4" calcext:value-type="float">
            <text:p>65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5" calcext:value-type="float">
            <text:p>658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168" calcext:value-type="float">
            <text:p>716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 table:number-rows-repeated="104730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7" table:number-columns-repeated="8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1001" table:default-cell-style-name="Default"/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1]*128+[.B1]*64+[.C1]*32+[.D1]*16+[.E1]*8+[.F1]*4+[.G1]*2+[.H1]*1)" office:value-type="float" office:value="15" calcext:value-type="float">
            <text:p>15</text:p>
          </table:table-cell>
          <table:table-cell table:formula="of:=(255-[.J1])"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]*128+[.B2]*64+[.C2]*32+[.D2]*16+[.E2]*8+[.F2]*4+[.G2]*2+[.H2]*1)" office:value-type="float" office:value="173" calcext:value-type="float">
            <text:p>173</text:p>
          </table:table-cell>
          <table:table-cell table:formula="of:=(255-[.J2])" office:value-type="float" office:value="82" calcext:value-type="float">
            <text:p>82</text:p>
          </table:table-cell>
          <table:table-cell/>
          <table:table-cell table:formula="of:=CHAR([.K2])" office:value-type="string" office:string-value="R" calcext:value-type="string">
            <text:p>R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]*128+[.B3]*64+[.C3]*32+[.D3]*16+[.E3]*8+[.F3]*4+[.G3]*2+[.H3]*1)" office:value-type="float" office:value="190" calcext:value-type="float">
            <text:p>190</text:p>
          </table:table-cell>
          <table:table-cell table:formula="of:=(255-[.J3])" office:value-type="float" office:value="65" calcext:value-type="float">
            <text:p>65</text:p>
          </table:table-cell>
          <table:table-cell/>
          <table:table-cell table:formula="of:=CHAR([.K3])" office:value-type="string" office:string-value="A" calcext:value-type="string">
            <text:p>A</text:p>
          </table:table-cell>
          <table:table-cell table:number-columns-repeated="7"/>
          <table:table-cell office:value-type="float" office:value="240" calcext:value-type="float">
            <text:p>240</text:p>
          </table:table-cell>
          <table:table-cell table:formula="of:=255-[.U3]" office:value-type="float" office:value="15" calcext:value-type="float">
            <text:p>15</text:p>
          </table:table-cell>
          <table:table-cell table:formula="of:=DEC2BIN([.V3])" office:value-type="string" office:string-value="1111" calcext:value-type="string">
            <text:p>1111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A4]*128+[.B4]*64+[.C4]*32+[.D4]*16+[.E4]*8+[.F4]*4+[.G4]*2+[.H4]*1)" office:value-type="float" office:value="187" calcext:value-type="float">
            <text:p>187</text:p>
          </table:table-cell>
          <table:table-cell table:formula="of:=(255-[.J4])" office:value-type="float" office:value="68" calcext:value-type="float">
            <text:p>68</text:p>
          </table:table-cell>
          <table:table-cell/>
          <table:table-cell table:formula="of:=CHAR([.K4])" office:value-type="string" office:string-value="D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formula="of:=CODE([.T4])" office:value-type="float" office:value="65" calcext:value-type="float">
            <text:p>65</text:p>
          </table:table-cell>
          <table:table-cell table:formula="of:=255-[.U4]" office:value-type="float" office:value="190" calcext:value-type="float">
            <text:p>190</text:p>
          </table:table-cell>
          <table:table-cell table:formula="of:=DEC2BIN([.V4])" office:value-type="string" office:string-value="10111110" calcext:value-type="string">
            <text:p>1011111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]*128+[.B5]*64+[.C5]*32+[.D5]*16+[.E5]*8+[.F5]*4+[.G5]*2+[.H5]*1)" office:value-type="float" office:value="182" calcext:value-type="float">
            <text:p>182</text:p>
          </table:table-cell>
          <table:table-cell table:formula="of:=(255-[.J5])" office:value-type="float" office:value="73" calcext:value-type="float">
            <text:p>73</text:p>
          </table:table-cell>
          <table:table-cell/>
          <table:table-cell table:formula="of:=CHAR([.K5])" office:value-type="string" office:string-value="I" calcext:value-type="string">
            <text:p>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formula="of:=CODE([.T5])" office:value-type="float" office:value="85" calcext:value-type="float">
            <text:p>85</text:p>
          </table:table-cell>
          <table:table-cell table:formula="of:=255-[.U5]" office:value-type="float" office:value="170" calcext:value-type="float">
            <text:p>170</text:p>
          </table:table-cell>
          <table:table-cell table:formula="of:=DEC2BIN([.V5])" office:value-type="string" office:string-value="10101010" calcext:value-type="string">
            <text:p>1010101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A6]*128+[.B6]*64+[.C6]*32+[.D6]*16+[.E6]*8+[.F6]*4+[.G6]*2+[.H6]*1)" office:value-type="float" office:value="176" calcext:value-type="float">
            <text:p>176</text:p>
          </table:table-cell>
          <table:table-cell table:formula="of:=(255-[.J6])" office:value-type="float" office:value="79" calcext:value-type="float">
            <text:p>79</text:p>
          </table:table-cell>
          <table:table-cell/>
          <table:table-cell table:formula="of:=CHAR([.K6])" office:value-type="string" office:string-value="O" calcext:value-type="string">
            <text:p>O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formula="of:=CODE([.T6])" office:value-type="float" office:value="68" calcext:value-type="float">
            <text:p>68</text:p>
          </table:table-cell>
          <table:table-cell table:formula="of:=255-[.U6]" office:value-type="float" office:value="187" calcext:value-type="float">
            <text:p>187</text:p>
          </table:table-cell>
          <table:table-cell table:formula="of:=DEC2BIN([.V6])" office:value-type="string" office:string-value="10111011" calcext:value-type="string">
            <text:p>10111011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]*128+[.B7]*64+[.C7]*32+[.D7]*16+[.E7]*8+[.F7]*4+[.G7]*2+[.H7]*1)" office:value-type="float" office:value="153" calcext:value-type="float">
            <text:p>153</text:p>
          </table:table-cell>
          <table:table-cell table:formula="of:=(255-[.J7])" office:value-type="float" office:value="102" calcext:value-type="float">
            <text:p>102</text:p>
          </table:table-cell>
          <table:table-cell/>
          <table:table-cell table:formula="of:=CHAR([.K7])" office:value-type="string" office:string-value="f" calcext:value-type="string">
            <text:p>f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formula="of:=CODE([.T7])" office:value-type="float" office:value="73" calcext:value-type="float">
            <text:p>73</text:p>
          </table:table-cell>
          <table:table-cell table:formula="of:=255-[.U7]" office:value-type="float" office:value="182" calcext:value-type="float">
            <text:p>182</text:p>
          </table:table-cell>
          <table:table-cell table:formula="of:=DEC2BIN([.V7])" office:value-type="string" office:string-value="10110110" calcext:value-type="string">
            <text:p>1011011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8]*128+[.B8]*64+[.C8]*32+[.D8]*16+[.E8]*8+[.F8]*4+[.G8]*2+[.H8]*1)" office:value-type="float" office:value="185" calcext:value-type="float">
            <text:p>185</text:p>
          </table:table-cell>
          <table:table-cell table:formula="of:=(255-[.J8])" office:value-type="float" office:value="70" calcext:value-type="float">
            <text:p>70</text:p>
          </table:table-cell>
          <table:table-cell/>
          <table:table-cell table:formula="of:=CHAR([.K8])" office:value-type="string" office:string-value="F" calcext:value-type="string">
            <text:p>F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formula="of:=CODE([.T8])" office:value-type="float" office:value="67" calcext:value-type="float">
            <text:p>67</text:p>
          </table:table-cell>
          <table:table-cell table:formula="of:=255-[.U8]" office:value-type="float" office:value="188" calcext:value-type="float">
            <text:p>188</text:p>
          </table:table-cell>
          <table:table-cell table:formula="of:=DEC2BIN([.V8])" office:value-type="string" office:string-value="10111100" calcext:value-type="string">
            <text:p>1011110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9]*128+[.B9]*64+[.C9]*32+[.D9]*16+[.E9]*8+[.F9]*4+[.G9]*2+[.H9]*1)" office:value-type="float" office:value="178" calcext:value-type="float">
            <text:p>178</text:p>
          </table:table-cell>
          <table:table-cell table:formula="of:=(255-[.J9])" office:value-type="float" office:value="77" calcext:value-type="float">
            <text:p>77</text:p>
          </table:table-cell>
          <table:table-cell/>
          <table:table-cell table:formula="of:=CHAR([.K9])" office:value-type="string" office:string-value="M" calcext:value-type="string">
            <text:p>M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formula="of:=CODE([.T9])" office:value-type="float" office:value="76" calcext:value-type="float">
            <text:p>76</text:p>
          </table:table-cell>
          <table:table-cell table:formula="of:=255-[.U9]" office:value-type="float" office:value="179" calcext:value-type="float">
            <text:p>179</text:p>
          </table:table-cell>
          <table:table-cell table:formula="of:=DEC2BIN([.V9])" office:value-type="string" office:string-value="10110011" calcext:value-type="string">
            <text:p>10110011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0]*128+[.B10]*64+[.C10]*32+[.D10]*16+[.E10]*8+[.F10]*4+[.G10]*2+[.H10]*1)" office:value-type="float" office:value="185" calcext:value-type="float">
            <text:p>185</text:p>
          </table:table-cell>
          <table:table-cell table:formula="of:=(255-[.J10])" office:value-type="float" office:value="70" calcext:value-type="float">
            <text:p>70</text:p>
          </table:table-cell>
          <table:table-cell/>
          <table:table-cell table:formula="of:=CHAR([.K10])" office:value-type="string" office:string-value="F" calcext:value-type="string">
            <text:p>F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formula="of:=CODE([.T10])" office:value-type="float" office:value="85" calcext:value-type="float">
            <text:p>85</text:p>
          </table:table-cell>
          <table:table-cell table:formula="of:=255-[.U10]" office:value-type="float" office:value="170" calcext:value-type="float">
            <text:p>170</text:p>
          </table:table-cell>
          <table:table-cell table:formula="of:=DEC2BIN([.V10])" office:value-type="string" office:string-value="10101010" calcext:value-type="string">
            <text:p>1010101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1]*128+[.B11]*64+[.C11]*32+[.D11]*16+[.E11]*8+[.F11]*4+[.G11]*2+[.H11]*1)" office:value-type="float" office:value="178" calcext:value-type="float">
            <text:p>178</text:p>
          </table:table-cell>
          <table:table-cell table:formula="of:=(255-[.J11])" office:value-type="float" office:value="77" calcext:value-type="float">
            <text:p>77</text:p>
          </table:table-cell>
          <table:table-cell/>
          <table:table-cell table:formula="of:=CHAR([.K11])" office:value-type="string" office:string-value="M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formula="of:=CODE([.T11])" office:value-type="float" office:value="66" calcext:value-type="float">
            <text:p>66</text:p>
          </table:table-cell>
          <table:table-cell table:formula="of:=255-[.U11]" office:value-type="float" office:value="189" calcext:value-type="float">
            <text:p>189</text:p>
          </table:table-cell>
          <table:table-cell table:formula="of:=DEC2BIN([.V11])" office:value-type="string" office:string-value="10111101" calcext:value-type="string">
            <text:p>10111101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]*128+[.B12]*64+[.C12]*32+[.D12]*16+[.E12]*8+[.F12]*4+[.G12]*2+[.H12]*1)" office:value-type="float" office:value="206" calcext:value-type="float">
            <text:p>206</text:p>
          </table:table-cell>
          <table:table-cell table:formula="of:=(255-[.J12])" office:value-type="float" office:value="49" calcext:value-type="float">
            <text:p>49</text:p>
          </table:table-cell>
          <table:table-cell/>
          <table:table-cell table:formula="of:=CHAR([.K12])" office:value-type="string" office:string-value="1" calcext:value-type="string">
            <text:p>1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formula="of:=CODE([.T12])" office:value-type="float" office:value="83" calcext:value-type="float">
            <text:p>83</text:p>
          </table:table-cell>
          <table:table-cell table:formula="of:=255-[.U12]" office:value-type="float" office:value="172" calcext:value-type="float">
            <text:p>172</text:p>
          </table:table-cell>
          <table:table-cell table:formula="of:=DEC2BIN([.V12])" office:value-type="string" office:string-value="10101100" calcext:value-type="string">
            <text:p>10101100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3]*128+[.B13]*64+[.C13]*32+[.D13]*16+[.E13]*8+[.F13]*4+[.G13]*2+[.H13]*1)" office:value-type="float" office:value="210" calcext:value-type="float">
            <text:p>210</text:p>
          </table:table-cell>
          <table:table-cell table:formula="of:=(255-[.J13])" office:value-type="float" office:value="45" calcext:value-type="float">
            <text:p>45</text:p>
          </table:table-cell>
          <table:table-cell/>
          <table:table-cell table:formula="of:=CHAR([.K13])" office:value-type="string" office:string-value="-" calcext:value-type="string">
            <text:p>-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formula="of:=CODE([.T13])" office:value-type="float" office:value="76" calcext:value-type="float">
            <text:p>76</text:p>
          </table:table-cell>
          <table:table-cell table:formula="of:=255-[.U13]" office:value-type="float" office:value="179" calcext:value-type="float">
            <text:p>179</text:p>
          </table:table-cell>
          <table:table-cell table:formula="of:=DEC2BIN([.V13])" office:value-type="string" office:string-value="10110011" calcext:value-type="string">
            <text:p>10110011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]*128+[.B14]*64+[.C14]*32+[.D14]*16+[.E14]*8+[.F14]*4+[.G14]*2+[.H14]*1)" office:value-type="float" office:value="206" calcext:value-type="float">
            <text:p>206</text:p>
          </table:table-cell>
          <table:table-cell table:formula="of:=(255-[.J14])" office:value-type="float" office:value="49" calcext:value-type="float">
            <text:p>49</text:p>
          </table:table-cell>
          <table:table-cell/>
          <table:table-cell table:formula="of:=CHAR([.K14])" office:value-type="string" office:string-value="1" calcext:value-type="string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formula="of:=CODE([.T14])" office:value-type="float" office:value="79" calcext:value-type="float">
            <text:p>79</text:p>
          </table:table-cell>
          <table:table-cell table:formula="of:=255-[.U14]" office:value-type="float" office:value="176" calcext:value-type="float">
            <text:p>176</text:p>
          </table:table-cell>
          <table:table-cell table:formula="of:=DEC2BIN([.V14])" office:value-type="string" office:string-value="10110000" calcext:value-type="string">
            <text:p>10110000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5]*128+[.B15]*64+[.C15]*32+[.D15]*16+[.E15]*8+[.F15]*4+[.G15]*2+[.H15]*1)" office:value-type="float" office:value="223" calcext:value-type="float">
            <text:p>223</text:p>
          </table:table-cell>
          <table:table-cell table:formula="of:=(255-[.J15])" office:value-type="float" office:value="32" calcext:value-type="float">
            <text:p>32</text:p>
          </table:table-cell>
          <table:table-cell/>
          <table:table-cell table:formula="of:=UNICHAR([.K15])" office:value-type="string" office:string-value=" " calcext:value-type="string">
            <text:p><text:s/></text:p>
          </table:table-cell>
          <table:table-cell table:number-columns-repeated="6"/>
          <table:table-cell office:value-type="string" calcext:value-type="string">
            <text:p>V</text:p>
          </table:table-cell>
          <table:table-cell table:formula="of:=CODE([.T15])" office:value-type="float" office:value="86" calcext:value-type="float">
            <text:p>86</text:p>
          </table:table-cell>
          <table:table-cell table:formula="of:=255-[.U15]" office:value-type="float" office:value="169" calcext:value-type="float">
            <text:p>169</text:p>
          </table:table-cell>
          <table:table-cell table:formula="of:=DEC2BIN([.V15])" office:value-type="string" office:string-value="10101001" calcext:value-type="string">
            <text:p>10101001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6]*128+[.B16]*64+[.C16]*32+[.D16]*16+[.E16]*8+[.F16]*4+[.G16]*2+[.H16]*1)" office:value-type="float" office:value="223" calcext:value-type="float">
            <text:p>223</text:p>
          </table:table-cell>
          <table:table-cell table:formula="of:=(255-[.J16])" office:value-type="float" office:value="32" calcext:value-type="float">
            <text:p>32</text:p>
          </table:table-cell>
          <table:table-cell/>
          <table:table-cell table:formula="of:=UNICHAR([.K16])" office:value-type="string" office:string-value=" " calcext:value-type="string">
            <text:p><text:s/>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formula="of:=CODE([.T16])" office:value-type="float" office:value="65" calcext:value-type="float">
            <text:p>65</text:p>
          </table:table-cell>
          <table:table-cell table:formula="of:=255-[.U16]" office:value-type="float" office:value="190" calcext:value-type="float">
            <text:p>190</text:p>
          </table:table-cell>
          <table:table-cell table:formula="of:=DEC2BIN([.V16])" office:value-type="string" office:string-value="10111110" calcext:value-type="string">
            <text:p>10111110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7]*128+[.B17]*64+[.C17]*32+[.D17]*16+[.E17]*8+[.F17]*4+[.G17]*2+[.H17]*1)" office:value-type="float" office:value="223" calcext:value-type="float">
            <text:p>223</text:p>
          </table:table-cell>
          <table:table-cell table:formula="of:=(255-[.J17])" office:value-type="float" office:value="32" calcext:value-type="float">
            <text:p>32</text:p>
          </table:table-cell>
          <table:table-cell/>
          <table:table-cell table:formula="of:=UNICHAR([.K17])" office:value-type="string" office:string-value=" " calcext:value-type="string">
            <text:p><text:s/>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formula="of:=CODE([.T17])" office:value-type="float" office:value="75" calcext:value-type="float">
            <text:p>75</text:p>
          </table:table-cell>
          <table:table-cell table:formula="of:=255-[.U17]" office:value-type="float" office:value="180" calcext:value-type="float">
            <text:p>180</text:p>
          </table:table-cell>
          <table:table-cell table:formula="of:=DEC2BIN([.V17])" office:value-type="string" office:string-value="10110100" calcext:value-type="string">
            <text:p>10110100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8]*128+[.B18]*64+[.C18]*32+[.D18]*16+[.E18]*8+[.F18]*4+[.G18]*2+[.H18]*1)" office:value-type="float" office:value="218" calcext:value-type="float">
            <text:p>218</text:p>
          </table:table-cell>
          <table:table-cell table:number-columns-repeated="5"/>
          <table:table-cell table:formula="of:=MOD(SUM([.K1:.K17]);256)" office:value-type="float" office:value="218" calcext:value-type="float">
            <text:p>21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CODE([.T18])" office:value-type="float" office:value="73" calcext:value-type="float">
            <text:p>73</text:p>
          </table:table-cell>
          <table:table-cell table:formula="of:=255-[.U18]" office:value-type="float" office:value="182" calcext:value-type="float">
            <text:p>182</text:p>
          </table:table-cell>
          <table:table-cell table:formula="of:=DEC2BIN([.V18])" office:value-type="string" office:string-value="10110110" calcext:value-type="string">
            <text:p>10110110</text:p>
          </table:table-cell>
          <table:table-cell table:number-columns-repeated="2"/>
          <table:table-cell table:formula="of:=18*8" office:value-type="float" office:value="144" calcext:value-type="float">
            <text:p>144</text:p>
          </table:table-cell>
          <table:table-cell table:number-columns-repeated="998"/>
        </table:table-row>
        <table:table-row table:style-name="ro2">
          <table:table-cell table:number-columns-repeated="19"/>
          <table:table-cell office:value-type="string" calcext:value-type="string">
            <text:p>A</text:p>
          </table:table-cell>
          <table:table-cell table:formula="of:=CODE([.T19])" office:value-type="float" office:value="65" calcext:value-type="float">
            <text:p>65</text:p>
          </table:table-cell>
          <table:table-cell table:formula="of:=255-[.U19]" office:value-type="float" office:value="190" calcext:value-type="float">
            <text:p>190</text:p>
          </table:table-cell>
          <table:table-cell table:formula="of:=DEC2BIN([.V19])" office:value-type="string" office:string-value="10111110" calcext:value-type="string">
            <text:p>10111110</text:p>
          </table:table-cell>
          <table:table-cell table:number-columns-repeated="1001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20]*128+[.B20]*64+[.C20]*32+[.D20]*16+[.E20]*8+[.F20]*4+[.G20]*2+[.H20]*1)" office:value-type="float" office:value="15" calcext:value-type="float">
            <text:p>15</text:p>
          </table:table-cell>
          <table:table-cell table:formula="of:=(255-[.J20])" office:value-type="float" office:value="240" calcext:value-type="float">
            <text:p>240</text:p>
          </table:table-cell>
          <table:table-cell table:number-columns-repeated="10"/>
          <table:table-cell table:formula="of:=MOD(SUM([.U3:.U19]);256)" office:value-type="float" office:value="147" calcext:value-type="float">
            <text:p>147</text:p>
          </table:table-cell>
          <table:table-cell table:formula="of:=DEC2BIN([.V20])" office:value-type="string" office:string-value="10010011" calcext:value-type="string">
            <text:p>10010011</text:p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1]*128+[.B21]*64+[.C21]*32+[.D21]*16+[.E21]*8+[.F21]*4+[.G21]*2+[.H21]*1)" office:value-type="float" office:value="223" calcext:value-type="float">
            <text:p>223</text:p>
          </table:table-cell>
          <table:table-cell table:formula="of:=(255-[.J21])" office:value-type="float" office:value="32" calcext:value-type="float">
            <text:p>32</text:p>
          </table:table-cell>
          <table:table-cell/>
          <table:table-cell table:formula="of:=CHAR([.K2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2]*128+[.B22]*64+[.C22]*32+[.D22]*16+[.E22]*8+[.F22]*4+[.G22]*2+[.H22]*1)" office:value-type="float" office:value="223" calcext:value-type="float">
            <text:p>223</text:p>
          </table:table-cell>
          <table:table-cell table:formula="of:=(255-[.J22])" office:value-type="float" office:value="32" calcext:value-type="float">
            <text:p>32</text:p>
          </table:table-cell>
          <table:table-cell/>
          <table:table-cell table:formula="of:=CHAR([.K2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3]*128+[.B23]*64+[.C23]*32+[.D23]*16+[.E23]*8+[.F23]*4+[.G23]*2+[.H23]*1)" office:value-type="float" office:value="223" calcext:value-type="float">
            <text:p>223</text:p>
          </table:table-cell>
          <table:table-cell table:formula="of:=(255-[.J23])" office:value-type="float" office:value="32" calcext:value-type="float">
            <text:p>32</text:p>
          </table:table-cell>
          <table:table-cell/>
          <table:table-cell table:formula="of:=CHAR([.K2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A24]*128+[.B24]*64+[.C24]*32+[.D24]*16+[.E24]*8+[.F24]*4+[.G24]*2+[.H24]*1)" office:value-type="float" office:value="199" calcext:value-type="float">
            <text:p>199</text:p>
          </table:table-cell>
          <table:table-cell table:formula="of:=(255-[.J24])" office:value-type="float" office:value="56" calcext:value-type="float">
            <text:p>56</text:p>
          </table:table-cell>
          <table:table-cell/>
          <table:table-cell table:formula="of:=CHAR([.K24])" office:value-type="string" office:string-value="8" calcext:value-type="string">
            <text:p>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5]*128+[.B25]*64+[.C25]*32+[.D25]*16+[.E25]*8+[.F25]*4+[.G25]*2+[.H25]*1)" office:value-type="float" office:value="198" calcext:value-type="float">
            <text:p>198</text:p>
          </table:table-cell>
          <table:table-cell table:formula="of:=(255-[.J25])" office:value-type="float" office:value="57" calcext:value-type="float">
            <text:p>57</text:p>
          </table:table-cell>
          <table:table-cell/>
          <table:table-cell table:formula="of:=CHAR([.K25])" office:value-type="string" office:string-value="9" calcext:value-type="string">
            <text:p>9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6]*128+[.B26]*64+[.C26]*32+[.D26]*16+[.E26]*8+[.F26]*4+[.G26]*2+[.H26]*1)" office:value-type="float" office:value="209" calcext:value-type="float">
            <text:p>209</text:p>
          </table:table-cell>
          <table:table-cell table:formula="of:=(255-[.J26])" office:value-type="float" office:value="46" calcext:value-type="float">
            <text:p>46</text:p>
          </table:table-cell>
          <table:table-cell/>
          <table:table-cell table:formula="of:=CHAR([.K26])" office:value-type="string" office:string-value="." calcext:value-type="string">
            <text:p>.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27]*128+[.B27]*64+[.C27]*32+[.D27]*16+[.E27]*8+[.F27]*4+[.G27]*2+[.H27]*1)" office:value-type="float" office:value="204" calcext:value-type="float">
            <text:p>204</text:p>
          </table:table-cell>
          <table:table-cell table:formula="of:=(255-[.J27])" office:value-type="float" office:value="51" calcext:value-type="float">
            <text:p>51</text:p>
          </table:table-cell>
          <table:table-cell/>
          <table:table-cell table:formula="of:=CHAR([.K27])" office:value-type="string" office:string-value="3" calcext:value-type="string">
            <text:p>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8]*128+[.B28]*64+[.C28]*32+[.D28]*16+[.E28]*8+[.F28]*4+[.G28]*2+[.H28]*1)" office:value-type="float" office:value="223" calcext:value-type="float">
            <text:p>223</text:p>
          </table:table-cell>
          <table:table-cell table:formula="of:=(255-[.J28])" office:value-type="float" office:value="32" calcext:value-type="float">
            <text:p>32</text:p>
          </table:table-cell>
          <table:table-cell/>
          <table:table-cell table:formula="of:=CHAR([.K2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9]*128+[.B29]*64+[.C29]*32+[.D29]*16+[.E29]*8+[.F29]*4+[.G29]*2+[.H29]*1)" office:value-type="float" office:value="185" calcext:value-type="float">
            <text:p>185</text:p>
          </table:table-cell>
          <table:table-cell table:formula="of:=(255-[.J29])" office:value-type="float" office:value="70" calcext:value-type="float">
            <text:p>70</text:p>
          </table:table-cell>
          <table:table-cell/>
          <table:table-cell table:formula="of:=CHAR([.K29])" office:value-type="string" office:string-value="F" calcext:value-type="string">
            <text:p>F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]*128+[.B30]*64+[.C30]*32+[.D30]*16+[.E30]*8+[.F30]*4+[.G30]*2+[.H30]*1)" office:value-type="float" office:value="178" calcext:value-type="float">
            <text:p>178</text:p>
          </table:table-cell>
          <table:table-cell table:formula="of:=(255-[.J30])" office:value-type="float" office:value="77" calcext:value-type="float">
            <text:p>77</text:p>
          </table:table-cell>
          <table:table-cell/>
          <table:table-cell table:formula="of:=CHAR([.K30])" office:value-type="string" office:string-value="M" calcext:value-type="string">
            <text:p>M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1]*128+[.B31]*64+[.C31]*32+[.D31]*16+[.E31]*8+[.F31]*4+[.G31]*2+[.H31]*1)" office:value-type="float" office:value="206" calcext:value-type="float">
            <text:p>206</text:p>
          </table:table-cell>
          <table:table-cell table:formula="of:=(255-[.J31])" office:value-type="float" office:value="49" calcext:value-type="float">
            <text:p>49</text:p>
          </table:table-cell>
          <table:table-cell/>
          <table:table-cell table:formula="of:=CHAR([.K31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2]*128+[.B32]*64+[.C32]*32+[.D32]*16+[.E32]*8+[.F32]*4+[.G32]*2+[.H32]*1)" office:value-type="float" office:value="210" calcext:value-type="float">
            <text:p>210</text:p>
          </table:table-cell>
          <table:table-cell table:formula="of:=(255-[.J32])" office:value-type="float" office:value="45" calcext:value-type="float">
            <text:p>45</text:p>
          </table:table-cell>
          <table:table-cell/>
          <table:table-cell table:formula="of:=CHAR([.K32]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3]*128+[.B33]*64+[.C33]*32+[.D33]*16+[.E33]*8+[.F33]*4+[.G33]*2+[.H33]*1)" office:value-type="float" office:value="206" calcext:value-type="float">
            <text:p>206</text:p>
          </table:table-cell>
          <table:table-cell table:formula="of:=(255-[.J33])" office:value-type="float" office:value="49" calcext:value-type="float">
            <text:p>49</text:p>
          </table:table-cell>
          <table:table-cell/>
          <table:table-cell table:formula="of:=CHAR([.K33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4]*128+[.B34]*64+[.C34]*32+[.D34]*16+[.E34]*8+[.F34]*4+[.G34]*2+[.H34]*1)" office:value-type="float" office:value="223" calcext:value-type="float">
            <text:p>223</text:p>
          </table:table-cell>
          <table:table-cell table:formula="of:=(255-[.J34])" office:value-type="float" office:value="32" calcext:value-type="float">
            <text:p>32</text:p>
          </table:table-cell>
          <table:table-cell/>
          <table:table-cell table:formula="of:=CHAR([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5]*128+[.B35]*64+[.C35]*32+[.D35]*16+[.E35]*8+[.F35]*4+[.G35]*2+[.H35]*1)" office:value-type="float" office:value="223" calcext:value-type="float">
            <text:p>223</text:p>
          </table:table-cell>
          <table:table-cell table:formula="of:=(255-[.J35])" office:value-type="float" office:value="32" calcext:value-type="float">
            <text:p>32</text:p>
          </table:table-cell>
          <table:table-cell/>
          <table:table-cell table:formula="of:=CHAR([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6]*128+[.B36]*64+[.C36]*32+[.D36]*16+[.E36]*8+[.F36]*4+[.G36]*2+[.H36]*1)" office:value-type="float" office:value="223" calcext:value-type="float">
            <text:p>223</text:p>
          </table:table-cell>
          <table:table-cell table:formula="of:=(255-[.J36])" office:value-type="float" office:value="32" calcext:value-type="float">
            <text:p>32</text:p>
          </table:table-cell>
          <table:table-cell/>
          <table:table-cell table:formula="of:=CHAR([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37]*128+[.B37]*64+[.C37]*32+[.D37]*16+[.E37]*8+[.F37]*4+[.G37]*2+[.H37]*1)" office:value-type="float" office:value="196" calcext:value-type="float">
            <text:p>196</text:p>
          </table:table-cell>
          <table:table-cell table:number-columns-repeated="5"/>
          <table:table-cell table:formula="of:=MOD(SUM([.K20:.K36]);256)" office:value-type="float" office:value="196" calcext:value-type="float">
            <text:p>196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formula="of:=DEC2HEX(13)" office:value-type="string" office:string-value="D" calcext:value-type="string">
            <text:p>D</text:p>
          </table:table-cell>
          <table:table-cell table:number-columns-repeated="1014"/>
        </table:table-row>
        <table:table-row table:style-name="ro2">
          <table:table-cell table:number-columns-repeated="15"/>
          <table:table-cell table:formula="of:=DEC2HEX(256)" office:value-type="string" office:string-value="100" calcext:value-type="string">
            <text:p>100</text:p>
          </table:table-cell>
          <table:table-cell table:number-columns-repeated="1008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3" table:number-columns-repeated="9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158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formula="of:=(255-[.J1])" office:value-type="float" office:value="240" calcext:value-type="float">
            <text:p>240</text:p>
          </table:table-cell>
          <table:table-cell table:number-columns-repeated="1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2])" office:value-type="float" office:value="32" calcext:value-type="float">
            <text:p>32</text:p>
          </table:table-cell>
          <table:table-cell/>
          <table:table-cell table:formula="of:=CHAR([.K2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3])" office:value-type="float" office:value="32" calcext:value-type="float">
            <text:p>32</text:p>
          </table:table-cell>
          <table:table-cell/>
          <table:table-cell table:formula="of:=CHAR([.K3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formula="of:=(255-[.J4])" office:value-type="float" office:value="49" calcext:value-type="float">
            <text:p>49</text:p>
          </table:table-cell>
          <table:table-cell/>
          <table:table-cell table:formula="of:=CHAR([.K4])" office:value-type="string" office:string-value="1" calcext:value-type="string">
            <text:p>1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07" calcext:value-type="float">
            <text:p>207</text:p>
          </table:table-cell>
          <table:table-cell table:formula="of:=(255-[.J5])" office:value-type="float" office:value="48" calcext:value-type="float">
            <text:p>48</text:p>
          </table:table-cell>
          <table:table-cell/>
          <table:table-cell table:formula="of:=CHAR([.K5])" office:value-type="string" office:string-value="0" calcext:value-type="string">
            <text:p>0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3" calcext:value-type="float">
            <text:p>203</text:p>
          </table:table-cell>
          <table:table-cell table:formula="of:=(255-[.J6])" office:value-type="float" office:value="52" calcext:value-type="float">
            <text:p>52</text:p>
          </table:table-cell>
          <table:table-cell/>
          <table:table-cell table:formula="of:=CHAR([.K6])" office:value-type="string" office:string-value="4" calcext:value-type="string">
            <text:p>4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formula="of:=(255-[.J7])" office:value-type="float" office:value="46" calcext:value-type="float">
            <text:p>46</text:p>
          </table:table-cell>
          <table:table-cell/>
          <table:table-cell table:formula="of:=CHAR([.K7])" office:value-type="string" office:string-value="." calcext:value-type="string">
            <text:p>.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formula="of:=(255-[.J8])" office:value-type="float" office:value="56" calcext:value-type="float">
            <text:p>56</text:p>
          </table:table-cell>
          <table:table-cell/>
          <table:table-cell table:formula="of:=CHAR([.K8])" office:value-type="string" office:string-value="8" calcext:value-type="string">
            <text:p>8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9])" office:value-type="float" office:value="32" calcext:value-type="float">
            <text:p>32</text:p>
          </table:table-cell>
          <table:table-cell/>
          <table:table-cell table:formula="of:=CHAR([.K9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85" calcext:value-type="float">
            <text:p>185</text:p>
          </table:table-cell>
          <table:table-cell table:formula="of:=(255-[.J10])" office:value-type="float" office:value="70" calcext:value-type="float">
            <text:p>70</text:p>
          </table:table-cell>
          <table:table-cell/>
          <table:table-cell table:formula="of:=CHAR([.K10])" office:value-type="string" office:string-value="F" calcext:value-type="string">
            <text:p>F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78" calcext:value-type="float">
            <text:p>178</text:p>
          </table:table-cell>
          <table:table-cell table:formula="of:=(255-[.J11])" office:value-type="float" office:value="77" calcext:value-type="float">
            <text:p>77</text:p>
          </table:table-cell>
          <table:table-cell/>
          <table:table-cell table:formula="of:=CHAR([.K11])" office:value-type="string" office:string-value="M" calcext:value-type="string">
            <text:p>M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formula="of:=(255-[.J12])" office:value-type="float" office:value="49" calcext:value-type="float">
            <text:p>49</text:p>
          </table:table-cell>
          <table:table-cell/>
          <table:table-cell table:formula="of:=CHAR([.K12])" office:value-type="string" office:string-value="1" calcext:value-type="string">
            <text:p>1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13])" office:value-type="float" office:value="32" calcext:value-type="float">
            <text:p>32</text:p>
          </table:table-cell>
          <table:table-cell/>
          <table:table-cell table:formula="of:=CHAR([.K13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7" calcext:value-type="float">
            <text:p>227</text:p>
          </table:table-cell>
          <table:table-cell table:formula="of:=(255-[.J14])" office:value-type="float" office:value="28" calcext:value-type="float">
            <text:p>28</text:p>
          </table:table-cell>
          <table:table-cell/>
          <table:table-cell table:formula="of:=CHAR([.K14])" office:value-type="string" office:string-value="" calcext:value-type="string">
            <text:p/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15])" office:value-type="float" office:value="32" calcext:value-type="float">
            <text:p>32</text:p>
          </table:table-cell>
          <table:table-cell/>
          <table:table-cell table:formula="of:=UNICHAR([.K15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16])" office:value-type="float" office:value="32" calcext:value-type="float">
            <text:p>32</text:p>
          </table:table-cell>
          <table:table-cell/>
          <table:table-cell table:formula="of:=UNICHAR([.K16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3" calcext:value-type="float">
            <text:p>223</text:p>
          </table:table-cell>
          <table:table-cell table:formula="of:=(255-[.J17])" office:value-type="float" office:value="32" calcext:value-type="float">
            <text:p>32</text:p>
          </table:table-cell>
          <table:table-cell/>
          <table:table-cell table:formula="of:=UNICHAR([.K17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71" calcext:value-type="float">
            <text:p>171</text:p>
          </table:table-cell>
          <table:table-cell table:number-columns-repeated="161"/>
        </table:table-row>
        <table:table-row table:style-name="ro2" table:number-rows-repeated="1048557">
          <table:table-cell table:number-columns-repeated="171"/>
        </table:table-row>
        <table:table-row table:style-name="ro2">
          <table:table-cell table:number-columns-repeated="171"/>
        </table:table-row>
      </table:table>
      <table:table table:name="Sheet4" table:style-name="ta1">
        <table:table-column table:style-name="co6" table:number-columns-repeated="9" table:default-cell-style-name="ce1"/>
        <table:table-column table:style-name="co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6.62 ms </text:p>
          </table:table-cell>
          <table:table-cell office:value-type="string" calcext:value-type="string">
            <text:p>CS_LOW </text:p>
          </table:table-cell>
          <table:table-cell table:style-name="ce2" table:number-columns-repeated="3"/>
          <table:table-cell office:value-type="string" calcext:value-type="string">
            <text:p>CS_LOW 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6.72 ms </text:p>
          </table:table-cell>
          <table:table-cell office:value-type="string" calcext:value-type="string">
            <text:p>CS_HIGH </text:p>
          </table:table-cell>
          <table:table-cell table:style-name="ce2" table:number-columns-repeated="3"/>
          <table:table-cell office:value-type="string" calcext:value-type="string">
            <text:p>CS_HIGH 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6.86 ms </text:p>
          </table:table-cell>
          <table:table-cell office:value-type="string" calcext:value-type="string">
            <text:p>0x0f </text:p>
          </table:table-cell>
          <table:table-cell office:value-type="string" calcext:value-type="string">
            <text:p>0b00001111 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7.9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8.96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.02 ms </text:p>
          </table:table-cell>
          <table:table-cell office:value-type="string" calcext:value-type="string">
            <text:p>0xce </text:p>
          </table:table-cell>
          <table:table-cell office:value-type="string" calcext:value-type="string">
            <text:p>0b11001110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1.08 ms </text:p>
          </table:table-cell>
          <table:table-cell office:value-type="string" calcext:value-type="string">
            <text:p>0xcf </text:p>
          </table:table-cell>
          <table:table-cell office:value-type="string" calcext:value-type="string">
            <text:p>0b11001111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2.12 ms </text:p>
          </table:table-cell>
          <table:table-cell office:value-type="string" calcext:value-type="string">
            <text:p>0xcb </text:p>
          </table:table-cell>
          <table:table-cell office:value-type="string" calcext:value-type="string">
            <text:p>0b11001011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3.30 ms </text:p>
          </table:table-cell>
          <table:table-cell office:value-type="string" calcext:value-type="string">
            <text:p>0xd1 </text:p>
          </table:table-cell>
          <table:table-cell office:value-type="string" calcext:value-type="string">
            <text:p>0b11010001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4.36 ms </text:p>
          </table:table-cell>
          <table:table-cell office:value-type="string" calcext:value-type="string">
            <text:p>0xc7 </text:p>
          </table:table-cell>
          <table:table-cell office:value-type="string" calcext:value-type="string">
            <text:p>0b11000111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5.4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6.46 ms </text:p>
          </table:table-cell>
          <table:table-cell office:value-type="string" calcext:value-type="string">
            <text:p>0xb9 </text:p>
          </table:table-cell>
          <table:table-cell office:value-type="string" calcext:value-type="string">
            <text:p>0b10111001 </text:p>
          </table:table-cell>
          <table:table-cell office:value-type="float" office:value="185" calcext:value-type="float">
            <text:p>185</text:p>
          </table:table-cell>
          <table:table-cell table:style-name="ce2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7.50 ms </text:p>
          </table:table-cell>
          <table:table-cell office:value-type="string" calcext:value-type="string">
            <text:p>0xb2 </text:p>
          </table:table-cell>
          <table:table-cell office:value-type="string" calcext:value-type="string">
            <text:p>0b10110010 </text:p>
          </table:table-cell>
          <table:table-cell office:value-type="float" office:value="178" calcext:value-type="float">
            <text:p>178</text:p>
          </table:table-cell>
          <table:table-cell table:style-name="ce2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8.56 ms </text:p>
          </table:table-cell>
          <table:table-cell office:value-type="string" calcext:value-type="string">
            <text:p>0xce </text:p>
          </table:table-cell>
          <table:table-cell office:value-type="string" calcext:value-type="string">
            <text:p>0b11001110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9.6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0.66 ms </text:p>
          </table:table-cell>
          <table:table-cell office:value-type="string" calcext:value-type="string">
            <text:p>0xe3 </text:p>
          </table:table-cell>
          <table:table-cell office:value-type="string" calcext:value-type="string">
            <text:p>0b11100011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1.84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2.9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3.96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35.10 ms </text:p>
          </table:table-cell>
          <table:table-cell office:value-type="string" calcext:value-type="string">
            <text:p>0xab </text:p>
          </table:table-cell>
          <table:table-cell office:value-type="string" calcext:value-type="string">
            <text:p>0b10101011 </text:p>
          </table:table-cell>
          <table:table-cell office:value-type="float" office:value="171" calcext:value-type="float">
            <text:p>171</text:p>
          </table:table-cell>
          <table:table-cell table:style-name="ce2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6.04 ms </text:p>
          </table:table-cell>
          <table:table-cell office:value-type="string" calcext:value-type="string">
            <text:p>CS_LOW </text:p>
          </table:table-cell>
          <table:table-cell table:style-name="ce2" table:number-columns-repeated="3"/>
          <table:table-cell office:value-type="string" calcext:value-type="string">
            <text:p>CS_LOW 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00:00:04.206310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6T20:43:28.336520236</dc:date>
    <meta:generator>LibreOffice/4.1.3.2$Linux_X86_64 LibreOffice_project/410m0$Build-2</meta:generator>
    <meta:editing-duration>PT1H26M50S</meta:editing-duration>
    <meta:editing-cycles>10</meta:editing-cycles>
    <meta:document-statistic meta:table-count="4" meta:cell-count="7165" meta:object-count="0"/>
  </office:meta>
</office:document-meta>
</file>